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ata Structures in Java Oreilly online course</text:p>
      <text:p text:style-name="Standard"/>
      <text:p text:style-name="Standard">see:<text:s/><text:a xlink:href="https://medium.com/javarevisited/10-best-books-for-data-structure-and-algorithms-for-beginners-in-java-c-c-and-python-5e3d9b478eb1" office:target-frame-name="_top" xlink:show="replace">https://medium.com/javarevisited/10-best-books-for-data-structure-and-algorithms-for-beginners-in-java-c-c-and-python-5e3d9b478eb1</text:a></text:p>
      <text:p text:style-name="Standard"/>
      <text:p text:style-name="Standard">see: java<text:s/><text:a xlink:href="https://www.quora.com/What-are-some-good-book-for-algorithms-and-data-structures-on-java" office:target-frame-name="_top" xlink:show="replace">https://www.quora.com/What-are-some-good-book-for-algorithms-and-data-structures-on-java</text:a>,<text:s/><text:a xlink:href="https://www.programmer-books.com/data-structures-and-the-java-collections-framework-3rd-edition/" office:target-frame-name="_top" xlink:show="replace">https://www.programmer-books.com/data-structures-and-the-java-collections-framework-3rd-edition/</text:a>, https://link.springer.com/book/10.1007/978-1-4302-0854-9</text:p>
      <text:p text:style-name="Standard"/>
      <text:p text:style-name="Standard">see: Java Generics and Collections,<text:s/><text:a xlink:href="https://www.amazon.co.uk/dp/0672324539?tag=guru990c-21" office:target-frame-name="_top" xlink:show="replace">https://www.amazon.co.uk/dp/0672324539?tag=guru990c-21</text:a></text:p>
      <text:p text:style-name="Standard">, https://learning.oreilly.com/library/view/data-structures-using/9781449628079/</text:p>
      <text:p text:style-name="Standard"/>
      <text:p text:style-name="Standard">also: https://www.guru99.com/data-structure-algorithms-books.html</text:p>
      <text:p text:style-name="Standard"/>
      <text:p text:style-name="Standard">take:<text:s/><text:a xlink:href="https://javaspecialists.teachable.com/courses/enrolled/249332" office:target-frame-name="_top" xlink:show="replace">https://javaspecialists.teachable.com/courses/enrolled/249332</text:a></text:p>
      <text:p text:style-name="Standard"/>
      <text:p text:style-name="Standard">see:<text:s/><text:a xlink:href="https://github.com/aalmiray/java-champions" office:target-frame-name="_top" xlink:show="replace">https://github.com/aalmiray/java-champions</text:a>,<text:s/><text:line-break/><text:a xlink:href="https://www.theserverside.com/definition/Java-Champion#:~:text=A%20Java%20Champion%20is%20a,committee%20of%20existing%20Java%20Champions" office:target-frame-name="_top" xlink:show="replace"><text:span text:style-name="Hyperlink">https://www.theserverside.com/definition/Java-Champion#:~:text=A%20Java%20Champion%20is%20a,committee%20of%20existing%20Java%20Champions</text:span></text:a>.</text:p>
      <text:p text:style-name="Standard"/>
      <text:p text:style-name="Standard"><text:s/>Do:<text:s/>https://javaspecialists.teachable.com/courses/249332/lectures/3886636</text:p>
      <text:p text:style-name="Standard"/>
      <text:p text:style-name="P2">Computation Time and Space Complexity</text:p>
      <text:p text:style-name="Standard">Everything have cost<text:line-break/>removing elemtns from arryList have <text:s/>0(n^2) this is problem<text:s/><text:line-break/>Times</text:p>
      <text:p text:style-name="Standard">O(1) <text:s/>- constant time (hasMap lookup)</text:p>
      <text:p text:style-name="Standard">O(log n) – logaritmich <text:s/>(binary search)</text:p>
      <text:p text:style-name="Standard">O(n) – linear (List.removeIf)<text:line-break/>O(n * log n) – quasiliear (quicksort, mergesort)</text:p>
      <text:p text:style-name="Standard">when is bigger than quasiliear it is<text:s/>problem, we do not what be in kvadratic time<text:line-break/>O(n^2) – kvadratich (removig from ArryList with iterator, buuble sort),<text:s/><text:span text:style-name="T3">bad</text:span></text:p>
      <text:p text:style-name="P4"/>
      <text:p text:style-name="P5">Arrays</text:p>
      <text:p text:style-name="Standard">Very large is problem (also Linkedin list)<text:span text:style-name="T6"><text:line-break/></text:span>Removing is problem</text:p>
      <text:p text:style-name="P7"/>
      <text:p text:style-name="Standard">List</text:p>
      <text:p text:style-name="P8"/>
      <text:p text:style-name="Standard">ArrayList</text:p>
      <text:p text:style-name="P9"/>
      <text:p text:style-name="Standard">LinkedinList</text:p>
      <text:p text:style-name="Standard">random acces is very costl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Gavlik</dc:creator>
    <meta:creation-date>2020-09-10T14:01:00Z</meta:creation-date>
    <dc:date>2020-09-11T09:14:00Z</dc:date>
    <meta:template xlink:href="Normal" xlink:type="simple"/>
    <meta:editing-cycles>13</meta:editing-cycles>
    <meta:editing-duration>PT5640S</meta:editing-duration>
    <meta:document-statistic meta:page-count="1" meta:paragraph-count="4" meta:word-count="345" meta:character-count="2313" meta:row-count="16" meta:non-whitespace-character-count="1972"/>
  </office:meta>
</office:document-meta>
</file>